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style:font-name-asian="나눔고딕"/>
    </style:style>
    <style:style style:name="P2" style:family="paragraph" style:parent-style-name="Standard">
      <style:text-properties style:font-name="나눔고딕" officeooo:paragraph-rsid="0008eda5" style:font-name-asian="나눔고딕"/>
    </style:style>
    <style:style style:name="P3" style:family="paragraph" style:parent-style-name="Standard">
      <style:text-properties style:font-name="나눔고딕" officeooo:paragraph-rsid="00096492" style:font-name-asian="나눔고딕"/>
    </style:style>
    <style:style style:name="P4" style:family="paragraph" style:parent-style-name="Standard">
      <style:text-properties style:font-name="나눔고딕" officeooo:paragraph-rsid="000cde22" style:font-name-asian="나눔고딕"/>
    </style:style>
    <style:style style:name="P5" style:family="paragraph" style:parent-style-name="Standard">
      <style:text-properties style:font-name="나눔고딕" officeooo:paragraph-rsid="000b4d03" style:font-name-asian="나눔고딕"/>
    </style:style>
    <style:style style:name="P6" style:family="paragraph" style:parent-style-name="Standard">
      <style:text-properties style:font-name="나눔고딕" officeooo:paragraph-rsid="000e651e" style:font-name-asian="나눔고딕"/>
    </style:style>
    <style:style style:name="P7" style:family="paragraph" style:parent-style-name="Standard">
      <style:text-properties style:font-name="나눔고딕" style:font-name-asian="나눔고딕" style:language-asian="ko" style:country-asian="KR"/>
    </style:style>
    <style:style style:name="P8" style:family="paragraph" style:parent-style-name="Standard">
      <style:text-properties style:font-name="나눔고딕" officeooo:paragraph-rsid="000e651e" style:font-name-asian="나눔고딕" style:language-asian="ko" style:country-asian="KR"/>
    </style:style>
    <style:style style:name="P9" style:family="paragraph" style:parent-style-name="Standard">
      <style:text-properties style:font-name="나눔고딕" officeooo:paragraph-rsid="0013409a" style:font-name-asian="나눔고딕" style:language-asian="ko" style:country-asian="KR"/>
    </style:style>
    <style:style style:name="P10" style:family="paragraph" style:parent-style-name="Standard">
      <style:text-properties style:font-name="나눔고딕" officeooo:paragraph-rsid="001c60b5" style:font-name-asian="나눔고딕" style:language-asian="ko" style:country-asian="KR"/>
    </style:style>
    <style:style style:name="P11" style:family="paragraph" style:parent-style-name="Standard">
      <style:text-properties style:font-name="나눔고딕" officeooo:paragraph-rsid="001d29d8" style:font-name-asian="나눔고딕" style:language-asian="ko" style:country-asian="KR"/>
    </style:style>
    <style:style style:name="P12" style:family="paragraph" style:parent-style-name="Standard">
      <style:text-properties style:font-name="나눔고딕" officeooo:paragraph-rsid="0020cce9" style:font-name-asian="나눔고딕" style:language-asian="ko" style:country-asian="KR"/>
    </style:style>
    <style:style style:name="P13" style:family="paragraph" style:parent-style-name="Standard">
      <style:text-properties style:font-name="나눔고딕" officeooo:paragraph-rsid="001f2693" style:font-name-asian="나눔고딕" style:language-asian="ko" style:country-asian="KR"/>
    </style:style>
    <style:style style:name="P14" style:family="paragraph" style:parent-style-name="Standard">
      <style:text-properties style:font-name="나눔고딕" officeooo:paragraph-rsid="001f0e85" style:font-name-asian="나눔고딕" style:language-asian="ko" style:country-asian="KR"/>
    </style:style>
    <style:style style:name="P15" style:family="paragraph" style:parent-style-name="Standard">
      <style:text-properties style:font-name="나눔고딕" officeooo:paragraph-rsid="001e3c4b" style:font-name-asian="나눔고딕" style:language-asian="ko" style:country-asian="KR"/>
    </style:style>
    <style:style style:name="P16" style:family="paragraph" style:parent-style-name="Standard">
      <style:text-properties style:font-name="나눔고딕" officeooo:rsid="001d29d8" officeooo:paragraph-rsid="001d29d8" style:font-name-asian="나눔고딕" style:language-asian="ko" style:country-asian="KR"/>
    </style:style>
    <style:style style:name="P17" style:family="paragraph" style:parent-style-name="Standard">
      <style:text-properties style:font-name="나눔고딕" officeooo:paragraph-rsid="0013409a" style:font-name-asian="나눔고딕"/>
    </style:style>
    <style:style style:name="P18" style:family="paragraph" style:parent-style-name="Standard">
      <style:text-properties style:font-name="나눔고딕" officeooo:paragraph-rsid="0020cce9" style:font-name-asian="나눔고딕"/>
    </style:style>
    <style:style style:name="P19" style:family="paragraph" style:parent-style-name="Standard">
      <style:text-properties style:font-name="나눔고딕" officeooo:rsid="0026eb22" officeooo:paragraph-rsid="0026eb22" style:font-name-asian="나눔고딕"/>
    </style:style>
    <style:style style:name="P20" style:family="paragraph" style:parent-style-name="Standard">
      <style:text-properties style:font-name="나눔고딕" officeooo:paragraph-rsid="00292574" style:font-name-asian="나눔고딕"/>
    </style:style>
    <style:style style:name="P21" style:family="paragraph" style:parent-style-name="Standard">
      <style:text-properties style:font-name="나눔고딕" officeooo:paragraph-rsid="002cde19" style:font-name-asian="나눔고딕"/>
    </style:style>
    <style:style style:name="P22" style:family="paragraph" style:parent-style-name="Standard">
      <style:text-properties style:font-name="나눔고딕" officeooo:rsid="002db7de" officeooo:paragraph-rsid="002db7de" style:font-name-asian="나눔고딕"/>
    </style:style>
    <style:style style:name="P23" style:family="paragraph" style:parent-style-name="Standard">
      <style:text-properties style:font-name="나눔고딕" officeooo:paragraph-rsid="002e19e3" style:font-name-asian="나눔고딕"/>
    </style:style>
    <style:style style:name="P24" style:family="paragraph" style:parent-style-name="Standard">
      <style:text-properties style:font-name="나눔고딕" officeooo:rsid="002e3d7c" officeooo:paragraph-rsid="002e3d7c" style:font-name-asian="나눔고딕"/>
    </style:style>
    <style:style style:name="P25" style:family="paragraph" style:parent-style-name="Standard">
      <style:text-properties style:font-name="나눔고딕" officeooo:rsid="0034c3b1" officeooo:paragraph-rsid="0034c3b1" style:font-name-asian="나눔고딕"/>
    </style:style>
    <style:style style:name="P26" style:family="paragraph" style:parent-style-name="Standard">
      <style:text-properties style:font-name="나눔고딕" officeooo:rsid="0005af4e" officeooo:paragraph-rsid="0008eda5" style:font-name-asian="나눔고딕" style:language-asian="ko" style:country-asian="KR"/>
    </style:style>
    <style:style style:name="P27" style:family="paragraph" style:parent-style-name="Standard">
      <style:text-properties style:font-name="나눔고딕" officeooo:rsid="0005af4e" officeooo:paragraph-rsid="00361d8b" style:font-name-asian="나눔고딕" style:language-asian="ko" style:country-asian="KR"/>
    </style:style>
    <style:style style:name="P28" style:family="paragraph" style:parent-style-name="Standard">
      <style:text-properties style:font-name="나눔고딕" officeooo:rsid="0005af4e" officeooo:paragraph-rsid="00383960" style:font-name-asian="나눔고딕" style:language-asian="ko" style:country-asian="KR"/>
    </style:style>
    <style:style style:name="P29" style:family="paragraph" style:parent-style-name="Standard">
      <style:text-properties style:font-name="나눔고딕" officeooo:rsid="0005af4e" officeooo:paragraph-rsid="003cc821" style:font-name-asian="나눔고딕" style:language-asian="ko" style:country-asian="KR"/>
    </style:style>
    <style:style style:name="P30" style:family="paragraph" style:parent-style-name="Standard">
      <style:text-properties style:font-name="나눔고딕" officeooo:rsid="0005af4e" officeooo:paragraph-rsid="0044430a" style:font-name-asian="나눔고딕" style:language-asian="ko" style:country-asian="KR"/>
    </style:style>
    <style:style style:name="P31" style:family="paragraph" style:parent-style-name="Standard">
      <style:text-properties style:font-name="나눔고딕" officeooo:rsid="0005af4e" officeooo:paragraph-rsid="0045cd67" style:font-name-asian="나눔고딕" style:language-asian="ko" style:country-asian="KR"/>
    </style:style>
    <style:style style:name="P32" style:family="paragraph" style:parent-style-name="Standard">
      <style:text-properties style:font-name="나눔고딕" officeooo:rsid="0005af4e" officeooo:paragraph-rsid="004c2b2a" style:font-name-asian="나눔고딕" style:language-asian="ko" style:country-asian="KR"/>
    </style:style>
    <style:style style:name="P33" style:family="paragraph" style:parent-style-name="Standard">
      <style:text-properties style:font-name="나눔고딕" officeooo:rsid="003b4439" officeooo:paragraph-rsid="003b4439" style:font-name-asian="나눔고딕" style:language-asian="ko" style:country-asian="KR"/>
    </style:style>
    <style:style style:name="P34" style:family="paragraph" style:parent-style-name="Standard">
      <style:text-properties style:font-name="나눔고딕" officeooo:rsid="003cc821" officeooo:paragraph-rsid="003cc821" style:font-name-asian="나눔고딕" style:language-asian="ko" style:country-asian="KR"/>
    </style:style>
    <style:style style:name="P35" style:family="paragraph" style:parent-style-name="Standard">
      <style:text-properties style:font-name="나눔고딕" officeooo:rsid="00424054" officeooo:paragraph-rsid="00424054" style:font-name-asian="나눔고딕" style:language-asian="ko" style:country-asian="KR"/>
    </style:style>
    <style:style style:name="P36" style:family="paragraph" style:parent-style-name="Standard">
      <style:text-properties style:font-name="나눔고딕" officeooo:rsid="0042ed05" officeooo:paragraph-rsid="0042ed05" style:font-name-asian="나눔고딕" style:language-asian="ko" style:country-asian="KR"/>
    </style:style>
    <style:style style:name="P37" style:family="paragraph" style:parent-style-name="Standard">
      <style:text-properties style:font-name="나눔고딕" officeooo:rsid="0045cd67" officeooo:paragraph-rsid="0045cd67" style:font-name-asian="나눔고딕" style:language-asian="ko" style:country-asian="KR"/>
    </style:style>
    <style:style style:name="P38" style:family="paragraph" style:parent-style-name="Standard">
      <style:text-properties style:font-name="나눔고딕" officeooo:rsid="0048b1dd" officeooo:paragraph-rsid="0048b1dd" style:font-name-asian="나눔고딕" style:language-asian="ko" style:country-asian="KR"/>
    </style:style>
    <style:style style:name="P39" style:family="paragraph" style:parent-style-name="Standard">
      <style:text-properties style:font-name="나눔고딕" officeooo:rsid="004ac696" officeooo:paragraph-rsid="004ac696" style:font-name-asian="나눔고딕" style:language-asian="ko" style:country-asian="KR"/>
    </style:style>
    <style:style style:name="P40" style:family="paragraph" style:parent-style-name="Standard">
      <style:text-properties style:font-name="나눔고딕" officeooo:rsid="0026eb22" officeooo:paragraph-rsid="0026eb22" style:font-name-asian="나눔고딕"/>
    </style:style>
    <style:style style:name="P41" style:family="paragraph" style:parent-style-name="Standard">
      <style:text-properties style:font-name="나눔고딕" officeooo:paragraph-rsid="003c3f2f" style:font-name-asian="나눔고딕"/>
    </style:style>
    <style:style style:name="P42" style:family="paragraph" style:parent-style-name="Standard">
      <style:text-properties style:font-name="나눔고딕" officeooo:rsid="0027c562" officeooo:paragraph-rsid="0008eda5" style:font-name-asian="나눔고딕"/>
    </style:style>
    <style:style style:name="P43" style:family="paragraph" style:parent-style-name="Standard">
      <style:text-properties style:font-name="나눔고딕" officeooo:rsid="00292574" officeooo:paragraph-rsid="0008eda5" style:font-name-asian="나눔고딕"/>
    </style:style>
    <style:style style:name="P44" style:family="paragraph" style:parent-style-name="Standard">
      <style:text-properties style:font-name="나눔고딕" officeooo:rsid="002cde19" officeooo:paragraph-rsid="0008eda5" style:font-name-asian="나눔고딕"/>
    </style:style>
    <style:style style:name="P45" style:family="paragraph" style:parent-style-name="Standard">
      <style:text-properties style:font-name="나눔고딕" officeooo:rsid="0005af4e" officeooo:paragraph-rsid="00361d8b" style:font-name-asian="나눔고딕"/>
    </style:style>
    <style:style style:name="T1" style:family="text">
      <style:text-properties style:language-asian="ko" style:country-asian="KR"/>
    </style:style>
    <style:style style:name="T2" style:family="text">
      <style:text-properties officeooo:rsid="0005af4e" style:language-asian="ko" style:country-asian="KR"/>
    </style:style>
    <style:style style:name="T3" style:family="text">
      <style:text-properties officeooo:rsid="0007ab23" style:language-asian="ko" style:country-asian="KR"/>
    </style:style>
    <style:style style:name="T4" style:family="text">
      <style:text-properties officeooo:rsid="0008eda5" style:language-asian="ko" style:country-asian="KR"/>
    </style:style>
    <style:style style:name="T5" style:family="text">
      <style:text-properties officeooo:rsid="00096492" style:language-asian="ko" style:country-asian="KR"/>
    </style:style>
    <style:style style:name="T6" style:family="text">
      <style:text-properties officeooo:rsid="000b4d03" style:language-asian="ko" style:country-asian="KR"/>
    </style:style>
    <style:style style:name="T7" style:family="text">
      <style:text-properties officeooo:rsid="000cde22" style:language-asian="ko" style:country-asian="KR"/>
    </style:style>
    <style:style style:name="T8" style:family="text">
      <style:text-properties officeooo:rsid="000e651e" style:language-asian="ko" style:country-asian="KR"/>
    </style:style>
    <style:style style:name="T9" style:family="text">
      <style:text-properties officeooo:rsid="000ff286" style:language-asian="ko" style:country-asian="KR"/>
    </style:style>
    <style:style style:name="T10" style:family="text">
      <style:text-properties officeooo:rsid="0013409a" style:language-asian="ko" style:country-asian="KR"/>
    </style:style>
    <style:style style:name="T11" style:family="text">
      <style:text-properties officeooo:rsid="001d29d8" style:language-asian="ko" style:country-asian="KR"/>
    </style:style>
    <style:style style:name="T12" style:family="text">
      <style:text-properties officeooo:rsid="0020cce9" style:language-asian="ko" style:country-asian="KR"/>
    </style:style>
    <style:style style:name="T13" style:family="text">
      <style:text-properties officeooo:rsid="0026eb22" style:language-asian="ko" style:country-asian="KR"/>
    </style:style>
    <style:style style:name="T14" style:family="text">
      <style:text-properties officeooo:rsid="00279c13" style:language-asian="ko" style:country-asian="KR"/>
    </style:style>
    <style:style style:name="T15" style:family="text">
      <style:text-properties officeooo:rsid="0027c562" style:language-asian="ko" style:country-asian="KR"/>
    </style:style>
    <style:style style:name="T16" style:family="text">
      <style:text-properties officeooo:rsid="00292574" style:language-asian="ko" style:country-asian="KR"/>
    </style:style>
    <style:style style:name="T17" style:family="text">
      <style:text-properties officeooo:rsid="002a44be" style:language-asian="ko" style:country-asian="KR"/>
    </style:style>
    <style:style style:name="T18" style:family="text">
      <style:text-properties officeooo:rsid="002c3263" style:language-asian="ko" style:country-asian="KR"/>
    </style:style>
    <style:style style:name="T19" style:family="text">
      <style:text-properties officeooo:rsid="002cde19" style:language-asian="ko" style:country-asian="KR"/>
    </style:style>
    <style:style style:name="T20" style:family="text">
      <style:text-properties officeooo:rsid="002e19e3" style:language-asian="ko" style:country-asian="KR"/>
    </style:style>
    <style:style style:name="T21" style:family="text">
      <style:text-properties officeooo:rsid="002e3d7c" style:language-asian="ko" style:country-asian="KR"/>
    </style:style>
    <style:style style:name="T22" style:family="text">
      <style:text-properties officeooo:rsid="002fc094" style:language-asian="ko" style:country-asian="KR"/>
    </style:style>
    <style:style style:name="T23" style:family="text">
      <style:text-properties officeooo:rsid="00300edf" style:language-asian="ko" style:country-asian="KR"/>
    </style:style>
    <style:style style:name="T24" style:family="text">
      <style:text-properties officeooo:rsid="003204d0" style:language-asian="ko" style:country-asian="KR"/>
    </style:style>
    <style:style style:name="T25" style:family="text">
      <style:text-properties officeooo:rsid="003b4439" style:language-asian="ko" style:country-asian="KR"/>
    </style:style>
    <style:style style:name="T26" style:family="text">
      <style:text-properties officeooo:rsid="00361d8b" style:language-asian="ko" style:country-asian="KR"/>
    </style:style>
    <style:style style:name="T27" style:family="text">
      <style:text-properties officeooo:rsid="000e651e"/>
    </style:style>
    <style:style style:name="T28" style:family="text">
      <style:text-properties officeooo:rsid="000ff286"/>
    </style:style>
    <style:style style:name="T29" style:family="text">
      <style:text-properties officeooo:rsid="00383960"/>
    </style:style>
    <style:style style:name="T30" style:family="text">
      <style:text-properties officeooo:rsid="003cc821"/>
    </style:style>
    <style:style style:name="T31" style:family="text">
      <style:text-properties officeooo:rsid="003e3f6e"/>
    </style:style>
    <style:style style:name="T32" style:family="text">
      <style:text-properties officeooo:rsid="0005af4e"/>
    </style:style>
    <style:style style:name="T33" style:family="text">
      <style:text-properties officeooo:rsid="003f4fd6"/>
    </style:style>
    <style:style style:name="T34" style:family="text">
      <style:text-properties officeooo:rsid="0044430a"/>
    </style:style>
    <style:style style:name="T35" style:family="text">
      <style:text-properties officeooo:rsid="00459de0"/>
    </style:style>
    <style:style style:name="T36" style:family="text">
      <style:text-properties officeooo:rsid="0045cd67"/>
    </style:style>
    <style:style style:name="T37" style:family="text">
      <style:text-properties officeooo:rsid="00461da7"/>
    </style:style>
    <style:style style:name="T38" style:family="text">
      <style:text-properties officeooo:rsid="00472bcb"/>
    </style:style>
    <style:style style:name="T39" style:family="text">
      <style:text-properties officeooo:rsid="004a9ccf"/>
    </style:style>
    <style:style style:name="T40" style:family="text">
      <style:text-properties officeooo:rsid="004ac696"/>
    </style:style>
    <style:style style:name="T41" style:family="text">
      <style:text-properties officeooo:rsid="004c2b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he Development of a Society Can Never Be Subject to Rational </text:p>
      <text:p text:style-name="P26">Human Control </text:p>
      <text:p text:style-name="P2">사회 발전은 결코 인간의 합리적인 통제의 대상이 될 수 없다</text:p>
      <text:p text:style-name="P26"/>
      <text:p text:style-name="P26">선한 시도가 있을 때마다 악은 회피한다. 그리고 선은 실패하고, 악은 성공하고 계속된다.</text:p>
      <text:p text:style-name="P2"><text:span text:style-name="T2">- 디에고 후르타도 데 멘도사</text:span><text:span text:style-name="T13">(</text:span><text:span text:style-name="T2">Diego Hurtado de Mendoza</text:span><text:span text:style-name="T13">)&lt;</text:span><text:span text:style-name="T25">sup&gt;1&lt;/sup&gt;</text:span></text:p>
      <text:p text:style-name="P26">(1503–1575) </text:p>
      <text:p text:style-name="P26"/>
      <text:p text:style-name="P19"><text:span text:style-name="T2">과거와 현재에 대해 더 많이 알게될 수록, 역사가 인간의 계획을 얼마나 손쉽게 따돌리는지 감탄하게 된다. - 타키투스</text:span><text:span text:style-name="T14">(Tacitus)&lt;</text:span><text:span text:style-name="T25">sup&gt;2&lt;/sup&gt;</text:span></text:p>
      <text:p text:style-name="P19"><text:span text:style-name="T14"/></text:p>
      <text:p text:style-name="P41"><text:span text:style-name="T2">• I. 실증적 증거가 충분한 특정 상황의 경우에는, 사회의 행동을 어느정도 단기적으로 예측하고 통제하는게 가능할 수도 있다. 예를들어, 경제학자들은 현대 산업 사회가 금리변동에 어떻게 반응할지 예상할 수 있다. 따라서, 금리를 조정하므로써 인플레이션과 실업률 같은 변수들을 통제할 수 있다. &lt;</text:span><text:span text:style-name="T15">sup&gt;3&lt;/sup&gt; </text:span><text:span text:style-name="T2">간접적인 결과를 예측하는건 더 힘들다. 그리고 더 정교한 금융 통제의 결과는 대부분 추측에 의지할 수 밖에 없다. 그래서 미국 정부의 경제 정책은 언제나 뜨거운 논란거리인 것이다: 어느 누구도 그러한 정책들의 결과를 확실히 알 수 없다. </text:span></text:p>
      <text:p text:style-name="P41"><text:span text:style-name="T2"/></text:p>
      <text:p text:style-name="P41"><text:span text:style-name="T2">실증적 증거가 부족하거나, 장기적 결과를 예측하는건 더욱 어렵고, 따라서 사회 발전을 성공적으로 관리하는 것은 역시 더욱 어려워진다. 사실, 실패하는 경우가 대부분이다.</text:span></text:p>
      <text:p text:style-name="P42"><text:span text:style-name="T1"/></text:p>
      <text:p text:style-name="P20"><text:span text:style-name="T2">• 기원전 </text:span><text:span text:style-name="T16">2세기 전반, 로마는 사회적 타락을 막기 위해 무차별적인 소비를 제한하는 사치 금지법을 통과시켰다. </text:span><text:span text:style-name="T2">이런 류의 법률들이 언제나 그렇듯이, 의도한 효과를 얻지 못했고, 로마인들은 계속해서 타락했다. 기원전 </text:span><text:span text:style-name="T16">1세기 전반, 로마는 정치적으로 불안정해졌다. </text:span><text:span text:style-name="T2">루시우스 코넬리우스 술라</text:span><text:span text:style-name="T16">(</text:span><text:span text:style-name="T2">Lucius Cornelius Sulla</text:span><text:span text:style-name="T16">) 휘하 병사들을 이끌고 수도를 점령하고, 반대파들을 물리적으로 제거하고, 안정적인 정부를 복구시키기 위해 개혁 정책들을 펼쳤다.</text:span><text:span text:style-name="T2"> 하지만 술라의 개입은 상황을 더욱 악화시켰다. 그가 “합법적인 정부를 수호”하던 사람들을 죽이고, 원로원을 “귀족정을 꽃피우게 했던 공공 봉사 정신과는 정 반대의 성향을 갖고 있던” 무책임한 사람들로 채웠기 때문이다.&lt;</text:span><text:span text:style-name="T17">sup&gt;5&lt;/sup&gt; </text:span><text:span text:style-name="T2">결과적으로 로마의 정치 체제는 계속해서 <text:s/>무너져갔고, 기원전 </text:span><text:span text:style-name="T18">1세기 중반 즈음 로마의 전통적인 공화정은 사실상 소멸되었다.</text:span></text:p>
      <text:p text:style-name="P43"><text:span text:style-name="T1"/></text:p>
      <text:p text:style-name="P21"><text:span text:style-name="T2">• 9세기 이탈리아에서, 몇몇 왕들이 귀족들의 소작농 억압과 착취를 제한하는 법률들을 공표했다. “하지만 법률은 무의미했다. 그리고 귀족 지주들의 정치적 지배력은 계속해서 강해졌다.”&lt;</text:span><text:span text:style-name="T19">sup&gt;6&lt;/sup&gt;</text:span></text:p>
      <text:p text:style-name="P44"><text:span text:style-name="T1"/></text:p>
      <text:p text:style-name="P23"><text:span text:style-name="T2">• 시몬 볼리바르</text:span><text:span text:style-name="T20">(</text:span><text:span text:style-name="T2">Simón Bolívar</text:span><text:span text:style-name="T20">)는 스페인령 아메리카 식민지들의 독립혁명을 이끌었던 정치지도자였다. </text:span><text:span text:style-name="T2">그는 스페인령 아메리카에 안정적이고 “계몽”적인 정부가 건설되기를 기대했다. 하지만 그는 이 목표를 제대로 이루지 못했고, </text:span><text:span text:style-name="T20">1830년 죽기 직전 절망한채 다음과 같이 적었다: </text:span><text:span text:style-name="T2">“혁명을 위해 봉사하는 것은 바다에 쟁기질하는 것과 마찬가지다.” 볼리바르는 스페인령 아메리카가 “온갖 인종의 시원찮은 독재자들의 손아귀에 들어갈 것이며… </text:span><text:span text:style-name="T20">(우리는)온갖 형태의 범죄와 흉폭함에 집어삼켜질 것이며, 따라서 유럽인들은 굳이 우리를 정복하려들지 않을 것이다...”라고 예측했다.</text:span><text:span text:style-name="T2"> 볼리바르가 이 글을 쓸 때 감정적으로 흥분되어있었음을 감안하더라도, 이 예측은 그가 죽고난 후 </text:span><text:span text:style-name="T21">(대략)1세기하고도 절반 동안 적중했다.</text:span><text:span text:style-name="T2"> 하지만 볼리바르가 이 예측에 늦게 도달했음을 주목하라. 그리고 이 예측은 구체성이 결여된 두루뭉술한 예측이었다.</text:span></text:p>
      <text:p text:style-name="P26"/>
      <text:p text:style-name="P22"><text:span text:style-name="T1"/></text:p>
      <text:p text:style-name="P41"><text:span text:style-name="T2">• 1</text:span><text:span text:style-name="T22">9세기 후반의 미국은 </text:span></text:p>
      <text:p text:style-name="P41"><text:span text:style-name="T22"/></text:p>
      <text:p text:style-name="P41"><text:span text:style-name="T22">자선가들과 주택 개혁가들의 후원을 받는 노동자-주택 계획을 시행했다.</text:span><text:span text:style-name="T2"> 그들의 목표는 노동자들의 생활 수준을 개선함과 동시에 매년 </text:span><text:span text:style-name="T22">5%의 수익을 얻을 수 있음을 증명하는 것이었다.</text:span><text:span text:style-name="T2"> </text:span></text:p>
      <text:p text:style-name="P41"><text:span text:style-name="T2"/></text:p>
      <text:p text:style-name="P41"><text:span text:style-name="T2"><text:s text:c="6"/>개혁가들은 이러한 주택이 주택 소유주들 간의 경쟁으로 인해 새로운 표준이 될 것으로 기대했다. 불행하게도, 이 해결책은 실패했다… 수많은 도시노동자들이 오직 수익을 얻을 목적으로 주택에 몰려들었다.&lt;</text:span><text:span text:style-name="T23">sup&gt;8&lt;/sup&gt;</text:span><text:span text:style-name="T2"> </text:span></text:p>
      <text:p text:style-name="P41"><text:span text:style-name="T2"/></text:p>
      <text:p text:style-name="P41"><text:soft-page-break/><text:span text:style-name="T2">지난 수세기 동안 인간의 사회 발전 통제력이 증가했는지는 불확실하다. 비교적 최근</text:span><text:span text:style-name="T24">(1950년대 이후)의 시도들은 표면적으로는 예전에 비해 더 정교해보이지만</text:span><text:span text:style-name="T2">, 더 성공적인 것 같지는 않다.</text:span></text:p>
      <text:p text:style-name="P26"/>
      <text:p text:style-name="P24"><text:span text:style-name="T2">=</text:span><text:span text:style-name="T1">======================</text:span></text:p>
      <text:p text:style-name="P45"><text:span text:style-name="T1">• 1</text:span><text:span text:style-name="T26">960년대 중반, 린든 존슨 대통령의 미국 사회 개혁 정책들은 약물 남용, 빈곤, 슬럼화 같은 사회 문제들에 대한 해결책들이 별로 효과적이지 못했음을 보여주었다. </text:span><text:span text:style-name="T1">예를들어, 어떤 실망한 개혁가는 다음과 같이 말했다:</text:span></text:p>
      <text:p text:style-name="P27"/>
      <text:p text:style-name="P26"><text:s text:c="5"/>한 때 우리는 가족들이 열악한 슬럼으로부터 벗어나기만 한다면, 아빠는 마약을 끊고, 엄마는 바람피우지 않고, 아이는 칼을 들고다니지 않을 것이라고 생각했다. 그래서 우리는 그들에게 현대적인 주방과 휴양시설이 딸린 멋진 최신 아파트를 주었다. 그들은 여전히 깡패짓을 하고 다녔다.</text:p>
      <text:p text:style-name="P26"/>
      <text:p text:style-name="P28">모든 개혁 정책들이 실패한 것은 아니다. 하지만 전반적인 성공 수준은 대단히 낮으며, 개혁가들이 사회 문제들을 제대로 이해하지 못하고 있음을 보여준다. 설령 조금의 성공을 거뒀다고 하더라도, 아마도 운이 잘따라줬을 뿐일 것이다.&lt;<text:span text:style-name="T29">sup&gt;10&lt;/sup&gt;</text:span></text:p>
      <text:p text:style-name="P26"/>
      <text:p text:style-name="P26"/>
      <text:p text:style-name="P26"/>
      <text:p text:style-name="P25"><text:span text:style-name="T2">=</text:span><text:span text:style-name="T1">==========================================</text:span></text:p>
      <text:p text:style-name="P29">• 한 때 인터넷을 통해 등장한 “진정으로 상호연결된 세계”는 “문화를 초월한 협력과 세계적 계몽”으로 이어질 것이라고 여겨졌다. “사회들이 더 자유롭게 소통하면서… 공감능력이 향상될 것이고, 진실을 찾기 더 쉬워질 것이며, 갈등원인들은 사라질 것이다. 다시 말해서, <text:span text:style-name="T30">SNS의 시대는 평화와 공감의 시대가 될 것이다.”&lt;sup&gt;11&lt;/sup&gt;</text:span></text:p>
      <text:p text:style-name="P26"/>
      <text:p text:style-name="P34">==============================</text:p>
      <text:p text:style-name="P34">실제 결과는 영 딴판이다. <text:span text:style-name="T32">실제로는, 인터넷은 사람들이 “탈진실” 사회라고 부르는 사회가 등장하는데 지대한 역할을 했다. 체계적인 거짓말로부터 벗어나거나, <text:s/>객관적 진실을 얻기는 더욱 어려워졌다.&lt;</text:span>sup&gt;12&lt;/su<text:span text:style-name="T33">p&gt; </text:span><text:span text:style-name="T32">인터넷은 테러리스트들을 더욱 강하게 만들어주었다. 무책임한 국가 지도자들이 의도적으로 갈등을 조장하는 것은 더욱 쉬워졌다.&lt;</text:span><text:span text:style-name="T31">sup&gt;13&lt;/sup&gt;</text:span><text:span text:style-name="T32"> </text:span></text:p>
      <text:p text:style-name="P26"/>
      <text:p text:style-name="P33">==============================================</text:p>
      <text:p text:style-name="P35">이런 사례들은 얼마든지 찾을 수 있다. <text:span text:style-name="T32">또한 사회 발전을 통제하려는 시도를 통해 단기적인 목표를 이루어낸 사례도 많이 찾을 수 있다. 하지만 그런 경우에는, 사회 전체의 장기적 결과는 개혁가 또는 혁명가들이 기대했던 바와는 동떨어진 경우가 대부분이다.&lt;</text:span>sup&gt;14&lt;/sup&gt;</text:p>
      <text:p text:style-name="P26"/>
      <text:p text:style-name="P35">==========================================</text:p>
      <text:p text:style-name="P30">· <text:span text:style-name="T34">기원전 6세기, 아테네의 정치가 솔론(Solon)의 개혁안은 귀족들의 부와 특권을 보존하면서 아티카의 </text:span>hektemorage<text:span text:style-name="T34">(대충 농노제와 유사함)를 폐지하는 것이 목표였다. </text:span>이 측면에서 솔론의 개혁은 성공했다. 하지만 또한, 솔론이 절대 용납하지 않았을 예상치 못한 결과가 발생했다. “농노” 해방은 노동력 부족을 유발했고, 아테네인들은 아티카 외부에서 수많은 노예들을 구매, 납치해왔다. 이로 인해 아테네는 노예제 사회가 되었다. 솔론의 개혁은 또 다른 간접적인 결과를 가져왔다. 아테네는 기원전 <text:span text:style-name="T35">6세기 대부분을 </text:span>페이시스트라토스<text:span text:style-name="T35">(Peisistratos)의 “독재”(대중주의 독재) 치하에서 보내게 되었다.&lt;sup&gt;15&lt;/sup&gt;</text:span></text:p>
      <text:p text:style-name="P26"/>
      <text:p text:style-name="P36">=================================================</text:p>
      <text:p text:style-name="P31">· <text:span text:style-name="T36">유럽 역사상 가장 유능한 정치가들 중 하나였던 오토 폰 비스마르크(</text:span>Otto von Bismarck<text:span text:style-name="T36">)는 인상적인 성공들을 이루었다. </text:span>그 중 일부는 다음과 같다:</text:p>
      <text:p text:style-name="P31">- 1867<text:span text:style-name="T36">~</text:span>1871년에 독일을 통일시켰다.</text:p>
      <text:p text:style-name="P37">- <text:span text:style-name="T32">1870</text:span>~<text:span text:style-name="T32">71년 프랑스-프러시아 전쟁에 개입했지만, 이후 평화를 이끌어낸 덕분에 유럽 지도자들의 존경을 얻게 되었다.</text:span></text:p>
      <text:p text:style-name="P26">- 성공적으로 독일을 산업화했다.</text:p>
      <text:p text:style-name="P26">- 덕분에 중산층의 지지를 통해 군주가 되었다.</text:p>
      <text:p text:style-name="P26">- 따라서 비스마르크는 가장 중요한 목표를 달성했다: 그는 <text:span text:style-name="T37">(일시적으로) 독일의 민주화를 막았다.</text:span></text:p>
      <text:p text:style-name="P26"><text:soft-page-break/>- 비록 비스마르크는 <text:span text:style-name="T38">1890년 강제로 사임당했지만, 그가 세운 독일의 정치체제는 독일이 제1차세계대전에서 패배한 1918년까지 유지되었다.&lt;sup&gt;16&lt;/sup&gt;</text:span></text:p>
      <text:p text:style-name="P26"/>
      <text:p text:style-name="P38">그가 눈부신 성공들을 거두었음에도 불구하고, 비스마르크는 자신이 실패했다고 여겼고, 1898년 한많은 노인으로 죽었다.&lt;sup&gt;17&lt;/sup&gt; <text:span text:style-name="T39">분명히, 독일이 그가 의도했던 방향으로 가지 않았던 것이다. </text:span><text:span text:style-name="T32">아마도 독일이 서서히 민주화되고있다는 점이 그를 화나게 만들었을 것이다. 하지만 그가 미래를 보았더라면 훨씬 격분했을 것이다. 만약 비스마르크가 </text:span><text:span text:style-name="T40">1890년까지 집권하지 않았더라면 독일 역사가 어떻게 됐을지는 추측의 영역이다. 하지만 그가 독일을 원하는 방향으로 이끌지 못했다는 것은 분명하다. </text:span><text:span text:style-name="T32">비스마르크가 </text:span><text:span text:style-name="T40">1914~18년의 끔찍한 전쟁과 독일의 패배와, 그리고 무엇보다도, 이후 아돌프 히틀러의 등장을 보았다면 공포에 질렸을 것이다.</text:span></text:p>
      <text:p text:style-name="P26"/>
      <text:p text:style-name="P37">===================================</text:p>
      <text:p text:style-name="P32">• In the United States, reformers' zeal led to the enactment in 1919 of “Prohibition” (prohibition of the manufacture, sale, or transportation of alcoholic beverages) as a constitutional amendment. </text:p>
      <text:p text:style-name="P32">미국에서, 개혁가들의 광기는 <text:span text:style-name="T41">1919년 수정조항 “금주법”(알코올 음료의 제작, 판매, 운송을 금지한 법률)의 제정으로 이어졌다.</text:span></text:p>
      <text:p text:style-name="P32"/>
      <text:p text:style-name="P32">In terms of its immediate objectives Prohibition was rather successful, for it reduced per capita consumption of alcohol in the United States by some sixty or seventy percent, it diminished the incidence of alcohol-related diseases and deaths, and it "eradicated the saloon.” </text:p>
      <text:p text:style-name="P32">금주법의 단기적인 목표는 성공적으로 이루어졌다. 미국의 <text:span text:style-name="T41">1인당 알코올 소비량을 60%~70%가량 줄였으며, 알코올로 인한 질병과 사망을 줄였으며, “술집들을 제거”했기 때문이다.</text:span></text:p>
      <text:p text:style-name="P32"/>
      <text:p text:style-name="P32">On the other hand it provided criminal gangs with opportunities to make huge profits through the smug gling and/or the illicit manufacture of alcoholic drinks; </text:p>
      <text:p text:style-name="P32">한편으로는, 금주법은 범죄조직들에게 불법 주류 생산, 밀수를 통해 엄청난 이익을 얻을 기회를 주었다.</text:p>
      <text:p text:style-name="P32"/>
      <text:p text:style-name="P32">thus Prohibition greatly promoted the growth of organized crime. </text:p>
      <text:p text:style-name="P32">따라서 금주법은 조직 범죄를 엄청나게 성장하게 만들었다.</text:p>
      <text:p text:style-name="P32"/>
      <text:p text:style-name="P32">In addition, it led to the corruption both of public institutions and of individual citizens.</text:p>
      <text:p text:style-name="P32">추가로, 금주법은 공공기관과 개별 시민들 양쪽을 모두 부패하게 만들었다.</text:p>
      <text:p text:style-name="P32"/>
      <text:p text:style-name="P32"><text:s/>It became clear that Prohibition was a serious mistake, and it was repealed through another constitutional amendment in 1933.18 </text:p>
      <text:p text:style-name="P32">얼마안가 금주법이 심각한 실수라는 것은 명백해졌고, </text:p>
      <text:p text:style-name="P26"/>
      <text:p text:style-name="P39">===========================================</text:p>
      <text:p text:style-name="P2"><text:span text:style-name="T2">• The so-called “Green Revolution" of the latter part of the 20th century—the introduction of new farming technologies and of recently developed, highly productive varieties of grain—was supposed to alleviate hunger in the Third World by providing more abundant harvests. It did indeed provide more abundant harvests. But: “[A]lthough the 'Green Revolution' seems to have been a success as far as the national total cereal production figures are concerned, a look at it from the perspective of communities and individual humans indicates that the problems have far outweighed the successes... ."19 In some parts of the world the conse quences of the Green Revolution have been nothing short of catastrophic. For example, in the Punjab (a region lying partly in India and partly in Pakistan), the Green Revolution has ruined “thousands of hectares of [formerly] productive land," and has led to severe lowering of the water table, contamination of the water with pesticides and fertilizers, </text:span><text:soft-page-break/><text:span text:style-name="T2">numerous cases of cancer (probably due to the contaminated water), and many suicides.“ 'The green revolution has brought us only downfall,' says Jarnail Singh... . 'It ruined our soil, our environment, our water table. Used to be we had fairs in villages where people would come together and have fun. </text:span></text:p>
      <text:p text:style-name="P26">16 </text:p>
      <text:p text:style-name="P26">ANTI-TECH REVOLUTION </text:p>
      <text:p text:style-name="P26">J </text:p>
      <text:p text:style-name="P26">Now we gather in medical centers.'920 </text:p>
      <text:p text:style-name="P26">From other parts of the world as well come reports of negative consequences, of varying degrees of severity, that have followed the Green Revolution. These consequences include economic, behavioral, and medical effects in addition to environmental damage (e.g., desertification).21 </text:p>
      <text:p text:style-name="P26">• In 1953, U.S. President Eisenhower announced an “Atoms for Peace” program according to which the nations of the world were supposed to pool nuclear information and materials under the auspices of an inter national agency. In 1957 the International Atomic Energy Agency was established to promote the peaceful uses of atomic energy, and in 1968 the United Nations General Assembly approved a “non-proliferation” treaty under which signatories agreed not to develop nuclear weapons and in return were given nuclear technology that they were supposed to use only for peaceful purposes.22 The people involved in this effort should have known enough history to realize that nations generally abide by treaties only as long as they consider it in their own (usually short-term) interest to do so, which commonly is not very long. But apparently the assumption was that the nations receiving nuclear technology would be so grateful, and so happy cooperating in its peaceful application, that they would forever put aside the aspirations for power and the bitter rivalries that throughout history had led to the development of increasingly destructive weapons. </text:p>
      <text:p text:style-name="P26">This idea seems to have originated with scientists like Robert Oppenheimer and Niels Bohr who had helped to create the first atomic bomb.23 That physicists would come up with something so naïve was only to be expected, since specialists in the physical sciences almost always are grossly obtuse about human affairs. It seems surprising, however, that expe rienced politicians would act upon such an idea. But then, politicians often do things for propaganda purposes and not because they really believe in them. </text:p>
      <text:p text:style-name="P26">The “Atoms for Peace” idea worked fine—for a while. Some 140 nations signed the non-proliferation treaty in 1968 (others later),24 and nuclear technology was spread around the world. Iran, in the early 1970s, was one of the countries that received nuclear technology from the U.S.25 And the nations receiving such technology didn't try to use it to develop nuclear weapons. Not immediately, anyway. Of course, we know what has happened since then. “[H]ard-nosed politicians and diplomats [e.g., Henry Kissinger]...argue that proliferation of nuclear weapons is fast approaching a 'tipping point' beyond which it will be impossible to check their spread." </text:p>
      <text:p text:style-name="P26">CHAPTER ONE: PART II </text:p>
      <text:p text:style-name="P26">17 </text:p>
      <text:p text:style-name="P26">These “veterans of America's cold-war security establishment with impec cable credentials as believers in nuclear deterrence” now claim that such weapons "ha[ve] become a source of intolerable risk.”26 And there is the inconvenient fact that the problem of safe disposal of radioactive waste from the peaceful uses of nuclear energy still has not been solved.27 </text:p>
      <text:p text:style-name="P26">The "Atoms for Peace” fiasco suggests that humans' capacity to control the development of their societies not only has failed to progress, but has actually retrogressed. Neither Solon nor Bismarck would have supported anything as stupid as “Atoms for Peace.” </text:p>
      <text:p text:style-name="P26"><text:soft-page-break/></text:p>
      <text:p text:style-name="P26"/>
      <text:p text:style-name="P26"/>
      <text:p text:style-name="P26"/>
      <text:p text:style-name="P26"/>
      <text:p text:style-name="P26"/>
      <text:p text:style-name="P26">II. There are good reasons why humans' capacity to control the development of their societies has failed to progress. In order to control the development of a society you would have to be able to predict how the society would react to any given action you might take, and such predic tions have generally proven to be highly unreliable. Human societies are complex systems—technologically advanced societies are most decidedly complex—and prediction of the behavior of complex systems presents difficulties that are not contingent on the present state of our knowledge or our level of technological development. </text:p>
      <text:p text:style-name="P26">[U]nintended consequences [are] a well-known problem with the design and use of technology... . The cause of many [unintended consequences] seems clear: The systems involved are complex, involving interaction among and feedback between many parts. Any changes to such a system will cascade in ways that are difficult to predict; this is especially true when human actions are involved. 28 </text:p>
      <text:p text:style-name="P26">Problems in economics can give us some idea of how impossibly difficult it would be to predict or control the behavior of a system as complex as a modern human society. It is convincingly argued that a modern economy can never be rationally planned to maximize efficiency, because the task of carrying out such planning would be too overwhelm ingly complex.29 Calculation of a rational system of prices for the U.S. economy alone would require manipulation of a conservatively estimated 6x1013 (sixty trillion!) simultaneous equations.30 That takes into account only the economic factors involved in establishing prices and leaves out the innumerable psychological, sociological, political, etc., factors that contin uously interact with the economy. </text:p>
      <text:p text:style-name="P26">ANTI-Tech REVOLUTION </text:p>
      <text:p text:style-name="P26">Even if we make the wildly improbable assumption that the behavior of our society could be predicted through the manipulation of, say, a million trillion simultaneous equations and that sufficient computing power to conduct such manipulation were available, collection of the data necessary for insertion of the appropriate numbers into the equations would be impracticable,31 especially since the data would have to meet impossibly high standards of precision if the predictions were expected to remain valid over any considerable interval of time. Edward Lorenz, a meteorologist, was the first to call widespread attention to the fact that even the most minute inaccuracy in the data provided can totally invalidate a prediction about the behavior of a complex system. This fact came to be called the “butterfly effect" because in 1972, at a meeting of the American Association for the Advancement of Science, Lorenz gave a talk that he titled “Predictability: Does the Flap of a Butterfly's Wings in Brazil Set Off a Tornado in Texas?"32 Lorenz's work is said to have been the inspira tion for the development of what is called “chaos theory"33—the butterfly effect being an example of “chaotic" behavior. </text:p>
      <text:p text:style-name="P2"><text:span text:style-name="T2">Chaotic behavior is not limited to complex systems; in fact, some surprisingly simple systems can behave chaotically.34 The Encyclopaedia Britannica illustrates this with a purely mathematical example. Let A and xo be any two given numbers with 0&lt;A&lt;4 and 0&lt;x,&lt;1, and let a sequence of numbers be generated according to the formula xo+1=Ax (1 – x.). For certain values of A, e.g., A=3.7, the sequence behaves chaotically: In order to bring about a linear increase in the number of terms of the sequence that one can predict to a reasonable approximation, one needs to achieve an exponential improvement in the accuracy of one's estimate of Xo. In other words, in </text:span><text:soft-page-break/><text:span text:style-name="T2">order to predict the nth term of the sequence, one needs to know the value of x with an error not exceeding 10-kn, k a constant. 35 This is characteristic of chaotic systems generally: Any small extension of the range of prediction requires an exponential improvement in the accuracy of the data. </text:span></text:p>
      <text:p text:style-name="P26"/>
      <text:p text:style-name="P26"/>
      <text:p text:style-name="P2"><text:span text:style-name="T2">VI. 이 장에 대한 주된 비판은 아마도, 저자가 “누구나” 다 알고있는 뻔한 사실을 굳이 종이와 잉크를 낭비해가며 길게 설명했다는 비판일 것이다. 하지만 불행하게도, 인간은 사회 발전을 결코 합리적으로 통제할 수 없다는 사실을 모두가 알고 있지는 않다. 심지어 이 명제를 추상적 원칙으로는 인정하는 사람들조차 이 원칙을 구체적인 사례에 적용하지 못한다. </text:span><text:s/><text:span text:style-name="T1">얼핏 보기에 똑똑해 보이는 사람들이, 사회 문제들을 해결할 정교한 계획은 절대, 절대, 절대 성공적으로 시행될 수 없다는 사실을 완전히 잊은채 그러한 계획을 제</text:span><text:span text:style-name="T3">안하는 것을 우리는 몇 번이고 되풀이해서 목격하고 있다. 유명한 기술 비판자 이반 일리치(Ivan Illich)는 수십 년에 전 읽기만 해도 정신이 혼미해질 것 같은 환상적인 제안을 했다. 이반 일리치는 이렇게 적었다. “자율적인 개인들과 1차 집단들이, 인간의 필요를 충족시키기 위해 설계된 새로운 생산 체제의 총제적 효과에 기여할 수 있는 형태로 사회를 재구성해야한다.” 그리고 “모든 사회 구성원들이 타인의 통제를 받지 않는 수단을 통해 최대한 자율적인 행동을 할 수 있도록 사회를 설계해야한다.”</text:span><text:span text:style-name="T4">124</text:span><text:span text:style-name="T3">라고 적었다. 마치 사회를 의식적으로, 합리적으로 “재구성”하거나 “설계”하는게 가능한 것 마냥 말이다. </text:span><text:span text:style-name="T1">지독하게 멍청한 또 다른 사례는 아르너 네스</text:span><text:span text:style-name="T4">(Arne Naess)125와 첼리스 글랜디닝(Chellis Glendinning)126이 각각 1989년, 1990년에 저질렀다. 이 사례는 이 책의 제3장 파트 IV에서 다루고 있다.</text:span></text:p>
      <text:p text:style-name="P1"/>
      <text:p text:style-name="P3"><text:span text:style-name="T1">지금 현재</text:span><text:span text:style-name="T4">(2013년), 똑똑해야할 사람들이 계속해서 사회 발전을 합리적으로 통제하는 것은 불가능하다는 사실을 무시하고 있다. 이로인해, 우리는 기술성애자들이 “인류는 스스로의 운명을 책임진다.”, “우리는 우리의 진화를 스스로 책임질 것이다.”, “사람들이 진화를 통제할 것이다.”</text:span><text:span text:style-name="T5">127</text:span><text:span text:style-name="T4"> 같은 헛소리를 하는 모습을 자꾸만 보게된다. 기술성애자들은 “연구를 지도해 기술이 사회를 개선”하는 것을 돕고자 한다. 그래서 그들은 “진보를 형성하고, 사회가 기술 발전의 결과에 적응하도록 돕고”, “인공지능을… 인간에게 우호적으로 만들기”위해“특이점 대학</text:span><text:span text:style-name="T5">(Singularity University)”과 “특이점 연구소(Singularity Institute)”</text:span><text:span text:style-name="T4">를 세웠다.</text:span><text:span text:style-name="T5">128</text:span></text:p>
      <text:p text:style-name="P3"/>
      <text:p text:style-name="P4"><text:span text:style-name="T1">물론, 기술성애자들은 기술의“진보를 형성”하거나“사회를 개선”하지 못할 것이며, 기술이 인간에게 우호적이게끔 만들지도 못할 것이다. 장기적으로, 기술적 진보는 오직 상대방을 앞지르기 위해 기술을 도입하는 경쟁 집단들 간의 예측불가능하고 통제불가능한 권력 투쟁에 의해 “형성”될 것이다. 제</text:span><text:span text:style-name="T6">2장을 참고하라..</text:span></text:p>
      <text:p text:style-name="P1"/>
      <text:p text:style-name="P5"><text:span text:style-name="T1">아마 대부분의 기술성애자들은 “사회 개선”을 위해 기술의 “진보를 형성”하겠다는 헛소리를 진지하게 믿지 않을 것이다.</text:span> <text:span text:style-name="T1">실제로는, “사회 개선”이라는 환상이 급진적인 기술 혁신에 대한 대중의 저항을 사전에 차단하는 프로파간다로 쓰이는 동안, 특이점 대학은 기술지향적 기업가들의 이익을 위해 복무하고 있다.</text:span><text:span text:style-name="T6">129 하지만 그러한 프로파간다는 오직 평범한 사람들이 그 환상을 진지하게 믿을만큼 순진하기 때문에 효과적으로 작동하는 것이다.</text:span> </text:p>
      <text:p text:style-name="P1"/>
      <text:p text:style-name="P6">“<text:span text:style-name="T1">사회를 개선”하겠다는 기술성애자들의 계획의 배후에 있는 동기가 무엇이든 간에, 이와 유사한 다른 진지한 계획들이 있다. 최근의 사례는, 제레미 리프킨</text:span><text:span text:style-name="T7">(Jeremy Rifkin)</text:span><text:span text:style-name="T6">(2011)130과 빌 아이비</text:span><text:span text:style-name="T7">(Bill Ivey)131의 저서를 참고하라. 리프킨과 아이비의 제안보다는 얼핏 더 정교해보이지만 똑같이 현실에서 실행불가능한 사례들이 있다. 2011년에 출판된 책에서, 니콜라스 애쉬포드( Nicholas Ashford)와 랄프 P. 홀(Ralph P. Hall)132은 “산업국가들의 지속가능한 발전을 달성하기 위한 일관적, 학문통합적(transdisciplinary) 접근을 제시한다. … 저자들은 경제, 고용, 기술, 환경, 산업 발전, 국내법, 국제법, 무역, 금융, 노동자와 공공의 건강과 안전을 아우르는 지속가능성 문제를 해결하기 위한 다목적 해결책의 설계를 주장한다.”</text:span><text:span text:style-name="T8">133 애쉬포드와 홀은 그저 플라톤의 “국가”134나 토마스 모어의 “유토피아” 같은 관념적인 추측을 제시할 의도로 책을 쓰지 않았다. 그들은 자기들이 실용적인 계획을 제시했다고 믿고있다.135</text:span></text:p>
      <text:p text:style-name="P1"/>
      <text:p text:style-name="P8">또 다른 사례로<text:span text:style-name="T27">(2011), 나오미 클라인( Naomi Klein)은 거대한, 정교한, 전세계적 “계획”136을 제안했다. 이 계획은 지구온난화를 통제하고137, 환경 문제들을 해결하고138, 동시에 우리에게 “참 민주주의”를 가져오고139, 기업들에게 “고삐”140를 채우고, 실업률을 낮추고141, 부유한 국가들의 소비를 줄이고142, 가난한 국가들의 경제를 성장시키고,143 “초-개인주의 대신 상호의존성을, 지배 대신 <text:s/>호혜</text:span><text:span text:style-name="T28">(互惠)</text:span><text:span text:style-name="T27">를, 계층 대신 협력을”</text:span><text:span text:style-name="T28">144</text:span><text:span text:style-name="T27"> 조성하고, “지구의 생명체들을 보호하기 위한 이 모든 투쟁들을 </text:span><text:soft-page-break/><text:span text:style-name="T27">일관적인 서사로 우아하게 엮어내고”</text:span><text:span text:style-name="T28">145</text:span><text:span text:style-name="T27">, 동시에 “진보”적 의제를 촉진</text:span><text:span text:style-name="T28">146하여 “건강하고, 정의로운 세상”을 창조하는 것이 목표이다.147</text:span></text:p>
      <text:p text:style-name="P7"/>
      <text:p text:style-name="P17"><text:span text:style-name="T1">애쉬포드, 홀, 클라인</text:span><text:span text:style-name="T9">148 같은 사람들이 만들어낸 계획들이 일종의 정성들인 농담이 아닌가 싶기도 하지만, 아니다. 이들의 의도는 꽤 진지하다. 이 사람들은 대체 어떻게 이러한 계획들이 현실 세계에서 실행될 수 있다고 믿는 것일까? 인간사에 대한 현실적 감각이 아예 없는걸까? 그럴수도 있다. 하지만 나오미 클라인 스스로가 더 그럴듯한 설명을 내놓았다: “자신의 세계관이 박살나</text:span><text:span text:style-name="T10">는 모습을 보는</text:span><text:span text:style-name="T9"> 것보다는, 현실을 부정하는게 언제나 더 쉽다...”</text:span><text:span text:style-name="T10">149 </text:span><text:span text:style-name="T1">대부분의 지식인들을 포함해, 대부분의 중상류층의 세계관은, 엄밀하게 조직되어있고, 문화적으로 “진보”한, 높은 수준의 사회 질서를 갖춘 대규모 사회에 철저하게 종속되어 있다. 이런 부류의 사람들에게 있어서, 우리가 따라가고 있는 재앙으로 향하는 길에서 벗어날 유일한 방법은 조직 사회의 완전한 붕괴와 혼란으로의 추락 밖에 없다는 사실을 인정하는 것은 심리적으로 대단히 어려울 것이다. 그래서 그들은 그들의 삶과 세계관이 종속되어 있는 사회를 지켜주겠다는 약속을 하는 계획이라면, 그 계획이 아무리 비현실적이더라도 붙잡으려고 한다. 그리고 우리는 그들이 그들의 세계관을 그들의 목숨보다 더 중요하게 여기고 있는 것은 아닌지 의심해야 한다.</text:span></text:p>
      <text:p text:style-name="P9"/>
      <text:p text:style-name="P9"/>
      <text:p text:style-name="P9"/>
      <text:p text:style-name="P10">124. Illich, pp. 10,20. </text:p>
      <text:p text:style-name="P10"/>
      <text:p text:style-name="P10">125. Naess, pp. 92–103. </text:p>
      <text:p text:style-name="P10"/>
      <text:p text:style-name="P10">126. Glendinning, as referenced in our List of Works Cited. </text:p>
      <text:p text:style-name="P10"/>
      <text:p text:style-name="P10">127. Grossman, p. 49, col. 1, col. 3. Vance, p. 1. </text:p>
      <text:p text:style-name="P9"/>
      <text:p text:style-name="P9">128. Grossman, p. 48, col. 3. Markoff, “Ay Robot!,” p. 4, col. 2, col. 3. (광고가 실린 부분은 무시할 것). </text:p>
      <text:p text:style-name="P9"/>
      <text:p text:style-name="P9">129. e.g., Vance, p. 1 참고(특이점 대학은 “기업가들에게 전망좋은 기술들을 소개시켜주는데 집중하고 있다…”, etc.). </text:p>
      <text:p text:style-name="P9"/>
      <text:p text:style-name="P11">130. Rifkin, as referenced in our List of Works Cited. </text:p>
      <text:p text:style-name="P11"/>
      <text:p text:style-name="P11">131. Ivey, as referenced in our List of Works Cited. </text:p>
      <text:p text:style-name="P11"/>
      <text:p text:style-name="P11">132. Ashford &amp; Hall, as referenced in our List of Works Cited. </text:p>
      <text:p text:style-name="P9"/>
      <text:p text:style-name="P18"><text:span text:style-name="T1">133. 출판사 서문은 </text:span><text:span text:style-name="T12">2016년 3월 28일 온라인 주소 </text:span><text:span text:style-name="T1">http:// yalebooks.com/book/9780300169720/technology-globalization-and-sustainable-development에 실렸다. 인용된 부분은 실제로 책의 내용을 설명하고 있다.</text:span></text:p>
      <text:p text:style-name="P12"/>
      <text:p text:style-name="P9"/>
      <text:p text:style-name="P13">134. 플라톤은 그의 저서 “국가”를 그저 관념적인 추측으로 여기지 않았다. 그는 그가 최소한의 실용적 가능성을 설명한다고 생각했다. <text:s/>Buchanan 참고: “The Republic," Book V, pp. 491–92; Book VI, pp. 530–31; Book VII, p.584. 하지만 내가 아는 바에 따르면, 근대에 들어서 플라톤의 “국가”는 실용적 가능성에 대한 설명이 아닌 이론적 추측으로 다루어졌다.</text:p>
      <text:p text:style-name="P9"/>
      <text:p text:style-name="P9"/>
      <text:p text:style-name="P14">135. Ashford &amp; Hall, p. 1 (“우리가 이 책에서 논의한 처방을 유토피아로 여기지 않기를 바란다.”). </text:p>
      <text:p text:style-name="P9"/>
      <text:p text:style-name="P11">136. Klein, pp. 14–15. </text:p>
      <text:p text:style-name="P11"/>
      <text:p text:style-name="P11"><text:soft-page-break/>137. Ibid., pp. 14–17. </text:p>
      <text:p text:style-name="P11"/>
      <text:p text:style-name="P11">138. Ibid., p. 15. </text:p>
      <text:p text:style-name="P11"/>
      <text:p text:style-name="P11">139. Ibid., p. 15, col. 1. </text:p>
      <text:p text:style-name="P11"/>
      <text:p text:style-name="P15">140. Ibid.; 또한 p. 18, col. 1 참고. (“ 시장의 힘에 고삐를 채워야 한다.”)</text:p>
      <text:p text:style-name="P11"/>
      <text:p text:style-name="P11">141. Ibid., pp. 15, col. 1, col. 2; 16; 21, col. 2. </text:p>
      <text:p text:style-name="P11"/>
      <text:p text:style-name="P11">142. Ibid., pp. 16; 17, col. 2. </text:p>
      <text:p text:style-name="P11"/>
      <text:p text:style-name="P11">143. Ibid., p. 16. </text:p>
      <text:p text:style-name="P11"/>
      <text:p text:style-name="P11">144. Ibid., p. 19, col. 2. </text:p>
      <text:p text:style-name="P11"/>
      <text:p text:style-name="P11">145. Ibid., p. 20, col. 1. </text:p>
      <text:p text:style-name="P11"/>
      <text:p text:style-name="P11">146. Ibid. </text:p>
      <text:p text:style-name="P11"/>
      <text:p text:style-name="P11">147. Ibid., p. 20, col. 2. </text:p>
      <text:p text:style-name="P11"/>
      <text:p text:style-name="P17"><text:span text:style-name="T1">148. 이런 망상들의 더 최근</text:span><text:span text:style-name="T11">(2015) 사례들은, <text:s/>Gardner, Prugh &amp; Renner, p. 17참고. (“세계는 지금 생산과 소비 체계 전체를 근본적으로 바꿀 해결책을 도입해야한다… 이것은… 대규모의 사회적, 경제적, 정치적 공학을 필요로 한다...”)</text:span></text:p>
      <text:p text:style-name="P16"/>
      <text:p text:style-name="P9">149. Klein, p. 18, col. 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25T17:33:56.392000000</dc:date>
    <meta:editing-duration>PT3H5M11S</meta:editing-duration>
    <meta:editing-cycles>62</meta:editing-cycles>
    <meta:document-statistic meta:table-count="0" meta:image-count="0" meta:object-count="0" meta:page-count="8" meta:paragraph-count="103" meta:word-count="7345" meta:character-count="18813" meta:non-whitespace-character-count="15488"/>
  </office:meta>
</office:document-meta>
</file>